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c23" officeooo:paragraph-rsid="0000c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irst pr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6T01:05:29.523000000</dc:date>
    <meta:editing-duration>PT33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